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pi</text:p>
      <text:p text:style-name="Standard">Post</text:p>
      <text:p text:style-name="Standard">Moderatore</text:p>
      <text:p text:style-name="Standard">Ava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6:54:11.76</meta:creation-date>
    <meta:document-statistic meta:table-count="0" meta:image-count="0" meta:object-count="0" meta:page-count="1" meta:paragraph-count="4" meta:word-count="4" meta:character-count="26"/>
    <dc:date>2014-01-13T17:01:59.26</dc:date>
    <meta:editing-duration>PT8M1S</meta:editing-duration>
    <meta:editing-cycles>1</meta:editing-cycles>
    <meta:generator>OpenOffice.org/3.4.1$Win32 OpenOffice.org_project/341m1$Build-9593</meta:generator>
  </office:meta>
</office:document-meta>
</file>